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R1" style:family="table">
      <style:table-properties style:width="17.013cm" fo:margin-left="0cm" table:align="left"/>
    </style:style>
    <style:style style:name="CR1.A" style:family="table-column">
      <style:table-column-properties style:column-width="5.001cm"/>
    </style:style>
    <style:style style:name="CR1.B" style:family="table-column">
      <style:table-column-properties style:column-width="7.011cm"/>
    </style:style>
    <style:style style:name="CR1.A1" style:family="table-cell">
      <style:table-cell-properties fo:background-color="#eeeeee" fo:padding="0.097cm" fo:border="0.05pt solid #000000">
        <style:background-image/>
      </style:table-cell-properties>
    </style:style>
    <style:style style:name="CR1.A2" style:family="table-cell">
      <style:table-cell-properties fo:background-color="#eeeeee" fo:padding="0.097cm" fo:border-left="0.05pt solid #000000" fo:border-right="none" fo:border-top="none" fo:border-bottom="0.05pt solid #000000">
        <style:background-image/>
      </style:table-cell-properties>
    </style:style>
    <style:style style:name="CR1.B2" style:family="table-cell">
      <style:table-cell-properties fo:padding="0.097cm" fo:border-left="0.05pt solid #000000" fo:border-right="0.05pt solid #000000" fo:border-top="none" fo:border-bottom="0.05pt solid #000000"/>
    </style:style>
    <style:style style:name="CR1.A3" style:family="table-cell">
      <style:table-cell-properties fo:padding="0.097cm" fo:border-left="0.05pt solid #000000" fo:border-right="none" fo:border-top="none" fo:border-bottom="0.05pt solid #000000"/>
    </style:style>
    <style:style style:name="CR1.B3" style:family="table-cell">
      <style:table-cell-properties fo:padding="0.097cm" fo:border-left="0.05pt solid #000000" fo:border-right="0.05pt solid #000000" fo:border-top="none" fo:border-bottom="0.05pt solid #000000"/>
    </style:style>
    <style:style style:name="CR1.C4" style:family="table-cell">
      <style:table-cell-properties fo:background-color="#eeeeee" fo:padding="0.097cm" fo:border-left="0.05pt solid #000000" fo:border-right="0.05pt solid #000000" fo:border-top="none" fo:border-bottom="0.05pt solid #000000">
        <style:background-image/>
      </style:table-cell-properties>
    </style:style>
    <style:style style:name="CR1.A5" style:family="table-cell">
      <style:table-cell-properties fo:padding="0.097cm" fo:border-left="0.05pt solid #000000" fo:border-right="none" fo:border-top="none" fo:border-bottom="0.05pt solid #000000"/>
    </style:style>
    <style:style style:name="CR1.B5" style:family="table-cell">
      <style:table-cell-properties fo:padding="0.097cm" fo:border-left="0.05pt solid #000000" fo:border-right="none" fo:border-top="none" fo:border-bottom="0.05pt solid #000000"/>
    </style:style>
    <style:style style:name="CR1.C5" style:family="table-cell">
      <style:table-cell-properties fo:padding="0.097cm" fo:border-left="0.05pt solid #000000" fo:border-right="0.05pt solid #000000" fo:border-top="none" fo:border-bottom="0.05pt solid #000000"/>
    </style:style>
    <style:style style:name="CR1.7" style:family="table-row">
      <style:table-row-properties style:min-row-height="13.769cm"/>
    </style:style>
    <style:style style:name="CR1.A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001cm"/>
    </style:style>
    <style:style style:name="Tableau1.B" style:family="table-column">
      <style:table-column-properties style:column-width="7.011cm"/>
    </style:style>
    <style:style style:name="Tableau1.A1" style:family="table-cell">
      <style:table-cell-properties fo:background-color="#eeeeee"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7" style:family="table-row">
      <style:table-row-properties style:min-row-height="16.191cm"/>
    </style:style>
    <style:style style:name="Tableau1.A7"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5.001cm"/>
    </style:style>
    <style:style style:name="Tableau2.B" style:family="table-column">
      <style:table-column-properties style:column-width="7.011cm"/>
    </style:style>
    <style:style style:name="Tableau2.A1" style:family="table-cell">
      <style:table-cell-properties fo:background-color="#eeeeee" fo:padding="0.097cm" fo:border="0.05pt solid #000000">
        <style:background-image/>
      </style:table-cell-properties>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7" style:family="table-row">
      <style:table-row-properties style:min-row-height="16.191cm"/>
    </style:style>
    <style:style style:name="Tableau2.A7"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5.001cm"/>
    </style:style>
    <style:style style:name="Tableau3.B" style:family="table-column">
      <style:table-column-properties style:column-width="7.011cm"/>
    </style:style>
    <style:style style:name="Tableau3.A1" style:family="table-cell">
      <style:table-cell-properties fo:background-color="#eeeeee"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7" style:family="table-row">
      <style:table-row-properties style:min-row-height="15.45cm"/>
    </style:style>
    <style:style style:name="Tableau3.A7"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officeooo:rsid="001c75b1" officeooo:paragraph-rsid="001c75b1" style:font-size-asian="12pt" style:font-size-complex="12pt"/>
    </style:style>
    <style:style style:name="P2" style:family="paragraph" style:parent-style-name="Header">
      <style:text-properties fo:color="#ff3333" style:font-name="Arial" fo:font-size="12pt" officeooo:rsid="001c75b1" officeooo:paragraph-rsid="001c75b1" style:font-size-asian="12pt" style:font-size-complex="12pt"/>
    </style:style>
    <style:style style:name="P3" style:family="paragraph" style:parent-style-name="Header">
      <style:text-properties officeooo:rsid="001c75b1" officeooo:paragraph-rsid="001c75b1"/>
    </style:style>
    <style:style style:name="P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2c46a" officeooo:paragraph-rsid="0042c46a" style:font-size-asian="10pt" style:language-asian="fr" style:country-asian="FR" style:font-style-asian="normal" style:font-weight-asian="normal" style:font-name-complex="Arial1" style:font-size-complex="10pt"/>
    </style:style>
    <style:style style:name="P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f8ea5" officeooo:paragraph-rsid="004f8ea5" style:font-size-asian="10pt" style:language-asian="fr" style:country-asian="FR" style:font-style-asian="normal" style:font-weight-asian="normal" style:font-name-complex="Arial1" style:font-size-complex="10pt"/>
    </style:style>
    <style:style style:name="P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e9d0e" officeooo:paragraph-rsid="005e9d0e" style:font-size-asian="10pt" style:language-asian="fr" style:country-asian="FR" style:font-style-asian="normal" style:font-weight-asian="normal" style:font-name-complex="Arial1" style:font-size-complex="10pt"/>
    </style:style>
    <style:style style:name="P1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627f55" officeooo:paragraph-rsid="00627f55" style:font-size-asian="10pt" style:language-asian="fr" style:country-asian="FR" style:font-style-asian="normal" style:font-weight-asian="normal" style:font-name-complex="Arial1" style:font-size-complex="10pt"/>
    </style:style>
    <style:style style:name="P11"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7b0b02" style:font-size-asian="10pt" style:language-asian="fr" style:country-asian="FR" style:font-style-asian="normal" style:font-weight-asian="normal" style:font-name-complex="Arial1" style:font-size-complex="10pt"/>
    </style:style>
    <style:style style:name="P12"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b1d38d" style:font-size-asian="10pt" style:language-asian="fr" style:country-asian="FR" style:font-style-asian="normal" style:font-weight-asian="normal" style:font-name-complex="Arial1" style:font-size-complex="10pt"/>
    </style:style>
    <style:style style:name="P13"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1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d55c" officeooo:paragraph-rsid="0081d55c" style:font-size-asian="10pt" style:language-asian="fr" style:country-asian="FR" style:font-style-asian="normal" style:font-weight-asian="normal" style:font-name-complex="Arial1" style:font-size-complex="10pt"/>
    </style:style>
    <style:style style:name="P1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f5aa" officeooo:paragraph-rsid="0081f5aa" style:font-size-asian="10pt" style:language-asian="fr" style:country-asian="FR" style:font-style-asian="normal" style:font-weight-asian="normal" style:font-name-complex="Arial1" style:font-size-complex="10pt"/>
    </style:style>
    <style:style style:name="P1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76578" officeooo:paragraph-rsid="00876578" style:font-size-asian="10pt" style:language-asian="fr" style:country-asian="FR" style:font-style-asian="normal" style:font-weight-asian="normal" style:font-name-complex="Arial1" style:font-size-complex="10pt"/>
    </style:style>
    <style:style style:name="P1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d36d7" officeooo:paragraph-rsid="008d36d7" style:font-size-asian="10pt" style:language-asian="fr" style:country-asian="FR" style:font-style-asian="normal" style:font-weight-asian="normal" style:font-name-complex="Arial1" style:font-size-complex="10pt"/>
    </style:style>
    <style:style style:name="P1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1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92fb8" officeooo:paragraph-rsid="00a92fb8" style:font-size-asian="10pt" style:language-asian="fr" style:country-asian="FR" style:font-style-asian="normal" style:font-weight-asian="normal" style:font-name-complex="Arial1" style:font-size-complex="10pt"/>
    </style:style>
    <style:style style:name="P20"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2212c4" style:font-size-asian="10pt" style:language-asian="fr" style:country-asian="FR" style:font-style-asian="normal" style:font-weight-asian="bold" style:font-name-complex="Arial1" style:font-size-complex="10pt" style:font-weight-complex="bold"/>
    </style:style>
    <style:style style:name="P21"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35e4be" style:font-size-asian="10pt" style:language-asian="fr" style:country-asian="FR" style:font-style-asian="normal" style:font-weight-asian="bold" style:font-name-complex="Arial1" style:font-size-complex="10pt" style:font-weight-complex="bold"/>
    </style:style>
    <style:style style:name="P22"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72f407" style:font-size-asian="10pt" style:language-asian="fr" style:country-asian="FR" style:font-style-asian="normal" style:font-weight-asian="bold" style:font-name-complex="Arial1" style:font-size-complex="10pt" style:font-weight-complex="bold"/>
    </style:style>
    <style:style style:name="P23"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b1d38d" style:font-size-asian="10pt" style:language-asian="fr" style:country-asian="FR" style:font-style-asian="normal" style:font-weight-asian="bold" style:font-name-complex="Arial1" style:font-size-complex="10pt" style:font-weight-complex="bold"/>
    </style:style>
    <style:style style:name="P24" style:family="paragraph" style:parent-style-name="titre">
      <style:paragraph-properties fo:text-align="start" style:justify-single-word="false"/>
      <style:text-properties style:font-name="Droid Sans" fo:font-size="10pt" fo:language="fr" fo:country="FR" fo:font-style="normal" style:text-underline-style="none" officeooo:rsid="0037060f" officeooo:paragraph-rsid="0037060f" style:font-size-asian="10pt" style:language-asian="fr" style:country-asian="FR" style:font-style-asian="normal" style:font-name-complex="Arial1" style:font-size-complex="10pt"/>
    </style:style>
    <style:style style:name="P25" style:family="paragraph" style:parent-style-name="titre">
      <style:paragraph-properties fo:text-align="start" style:justify-single-word="false"/>
      <style:text-properties style:font-name="Droid Sans" fo:font-size="10pt" officeooo:paragraph-rsid="0037060f" style:font-size-asian="10pt" style:font-size-complex="10pt"/>
    </style:style>
    <style:style style:name="P26" style:family="paragraph" style:parent-style-name="titre">
      <style:paragraph-properties fo:text-align="start" style:justify-single-word="false"/>
      <style:text-properties style:font-name="Droid Sans" fo:font-size="10pt" officeooo:paragraph-rsid="0072f407" style:font-size-asian="10pt" style:font-size-complex="10pt"/>
    </style:style>
    <style:style style:name="P27" style:family="paragraph" style:parent-style-name="titre">
      <style:paragraph-properties fo:text-align="start" style:justify-single-word="false"/>
      <style:text-properties style:font-name="Droid Sans" fo:font-size="10pt" officeooo:paragraph-rsid="00b1d38d" style:font-size-asian="10pt" style:font-size-complex="10pt"/>
    </style:style>
    <style:style style:name="P28" style:family="paragraph" style:parent-style-name="Standard">
      <style:paragraph-properties fo:text-align="center" style:justify-single-word="false"/>
      <style:text-properties style:font-name="Droid Sans"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Droid Sans" fo:font-size="16pt" fo:font-weight="bold" officeooo:rsid="001f0e6b" officeooo:paragraph-rsid="001f0e6b" style:font-size-asian="16pt" style:font-weight-asian="bold" style:font-size-complex="16pt" style:font-weight-complex="bold"/>
    </style:style>
    <style:style style:name="P30" style:family="paragraph" style:parent-style-name="Standard">
      <style:text-properties style:font-name="Droid Sans" fo:font-size="16pt" fo:font-weight="bold" officeooo:rsid="001f0e6b" officeooo:paragraph-rsid="001f0e6b" style:font-size-asian="16pt" style:font-weight-asian="bold" style:font-size-complex="16pt" style:font-weight-complex="bold"/>
    </style:style>
    <style:style style:name="P31" style:family="paragraph" style:parent-style-name="Standard">
      <style:text-properties style:font-name="Droid Sans" fo:font-size="16pt" fo:font-weight="bold" officeooo:rsid="001f0e6b" officeooo:paragraph-rsid="00794259" style:font-size-asian="16pt" style:font-weight-asian="bold" style:font-size-complex="16pt" style:font-weight-complex="bold"/>
    </style:style>
    <style:style style:name="P32" style:family="paragraph" style:parent-style-name="Standard">
      <style:text-properties officeooo:rsid="0018d9e0" officeooo:paragraph-rsid="0072f407"/>
    </style:style>
    <style:style style:name="P33" style:family="paragraph" style:parent-style-name="Standard">
      <style:text-properties officeooo:rsid="0018d9e0" officeooo:paragraph-rsid="00b1d38d"/>
    </style:style>
    <style:style style:name="P34" style:family="paragraph" style:parent-style-name="Table_20_Contents">
      <style:paragraph-properties fo:text-align="center" style:justify-single-word="false"/>
      <style:text-properties style:font-name="Droid Sans" fo:font-size="10pt" style:font-size-asian="10pt" style:font-size-complex="10pt"/>
    </style:style>
    <style:style style:name="P35" style:family="paragraph" style:parent-style-name="Table_20_Contents">
      <style:paragraph-properties fo:text-align="center" style:justify-single-word="false"/>
      <style:text-properties style:font-name="Droid Sans" fo:font-size="10pt" officeooo:paragraph-rsid="0035e4be" style:font-size-asian="10pt" style:font-size-complex="10pt"/>
    </style:style>
    <style:style style:name="P36" style:family="paragraph" style:parent-style-name="Table_20_Contents">
      <style:paragraph-properties fo:text-align="center" style:justify-single-word="false"/>
      <style:text-properties style:font-name="Droid Sans" fo:font-size="10pt" officeooo:paragraph-rsid="0072f407" style:font-size-asian="10pt" style:font-size-complex="10pt"/>
    </style:style>
    <style:style style:name="P37" style:family="paragraph" style:parent-style-name="Table_20_Contents">
      <style:paragraph-properties fo:text-align="center" style:justify-single-word="false"/>
      <style:text-properties style:font-name="Droid Sans" fo:font-size="10pt" officeooo:paragraph-rsid="00b1d38d" style:font-size-asian="10pt" style:font-size-complex="10pt"/>
    </style:style>
    <style:style style:name="P38" style:family="paragraph" style:parent-style-name="Table_20_Contents">
      <style:paragraph-properties fo:text-align="center" style:justify-single-word="false"/>
      <style:text-properties style:font-name="Droid Sans" fo:font-size="10pt" officeooo:rsid="0028b2f2" officeooo:paragraph-rsid="0028b2f2" style:font-size-asian="10pt" style:font-size-complex="10pt"/>
    </style:style>
    <style:style style:name="P39" style:family="paragraph" style:parent-style-name="Table_20_Contents">
      <style:paragraph-properties fo:text-align="center" style:justify-single-word="false"/>
      <style:text-properties style:font-name="Droid Sans" fo:font-size="10pt" officeooo:rsid="00298881" officeooo:paragraph-rsid="00298881" style:font-size-asian="10pt" style:font-size-complex="10pt"/>
    </style:style>
    <style:style style:name="P40" style:family="paragraph" style:parent-style-name="Table_20_Contents">
      <style:paragraph-properties fo:text-align="center" style:justify-single-word="false"/>
      <style:text-properties style:font-name="Droid Sans" fo:font-size="10pt" officeooo:rsid="00298881" officeooo:paragraph-rsid="0035e4be" style:font-size-asian="10pt" style:font-size-complex="10pt"/>
    </style:style>
    <style:style style:name="P41" style:family="paragraph" style:parent-style-name="Table_20_Contents">
      <style:paragraph-properties fo:text-align="center" style:justify-single-word="false"/>
      <style:text-properties style:font-name="Droid Sans" fo:font-size="10pt" officeooo:rsid="00298881" officeooo:paragraph-rsid="0072f407" style:font-size-asian="10pt" style:font-size-complex="10pt"/>
    </style:style>
    <style:style style:name="P42" style:family="paragraph" style:parent-style-name="Table_20_Contents">
      <style:paragraph-properties fo:text-align="center" style:justify-single-word="false"/>
      <style:text-properties style:font-name="Droid Sans" fo:font-size="10pt" officeooo:rsid="00298881" officeooo:paragraph-rsid="00b1d38d" style:font-size-asian="10pt" style:font-size-complex="10pt"/>
    </style:style>
    <style:style style:name="P43" style:family="paragraph" style:parent-style-name="Table_20_Contents">
      <style:paragraph-properties fo:text-align="center" style:justify-single-word="false"/>
      <style:text-properties style:font-name="Droid Sans" fo:font-size="10pt" officeooo:rsid="002cb1b3" officeooo:paragraph-rsid="002cb1b3" style:font-size-asian="10pt" style:font-size-complex="10pt"/>
    </style:style>
    <style:style style:name="P44" style:family="paragraph" style:parent-style-name="Table_20_Contents">
      <style:paragraph-properties fo:text-align="center" style:justify-single-word="false"/>
      <style:text-properties style:font-name="Droid Sans" fo:font-size="10pt" officeooo:rsid="002cb1b3" officeooo:paragraph-rsid="0035e4be" style:font-size-asian="10pt" style:font-size-complex="10pt"/>
    </style:style>
    <style:style style:name="P45" style:family="paragraph" style:parent-style-name="Table_20_Contents">
      <style:paragraph-properties fo:text-align="center" style:justify-single-word="false"/>
      <style:text-properties style:font-name="Droid Sans" fo:font-size="10pt" officeooo:rsid="002cb1b3" officeooo:paragraph-rsid="0072f407" style:font-size-asian="10pt" style:font-size-complex="10pt"/>
    </style:style>
    <style:style style:name="P46" style:family="paragraph" style:parent-style-name="Table_20_Contents">
      <style:paragraph-properties fo:text-align="center" style:justify-single-word="false"/>
      <style:text-properties style:font-name="Droid Sans" fo:font-size="10pt" officeooo:rsid="002cb1b3" officeooo:paragraph-rsid="00b1d38d" style:font-size-asian="10pt" style:font-size-complex="10pt"/>
    </style:style>
    <style:style style:name="P47" style:family="paragraph" style:parent-style-name="Table_20_Contents">
      <style:paragraph-properties fo:text-align="center" style:justify-single-word="false"/>
      <style:text-properties style:font-name="Droid Sans" fo:font-size="10pt" officeooo:rsid="0038d031" officeooo:paragraph-rsid="0038d031" style:font-size-asian="10pt" style:font-size-complex="10pt"/>
    </style:style>
    <style:style style:name="P48" style:family="paragraph" style:parent-style-name="Table_20_Contents">
      <style:paragraph-properties fo:text-align="center" style:justify-single-word="false"/>
      <style:text-properties style:font-name="Droid Sans" fo:font-size="10pt" officeooo:rsid="007ae860" officeooo:paragraph-rsid="007ae860" style:font-size-asian="10pt" style:font-size-complex="10pt"/>
    </style:style>
    <style:style style:name="P49" style:family="paragraph" style:parent-style-name="Table_20_Contents">
      <style:paragraph-properties fo:text-align="center" style:justify-single-word="false"/>
      <style:text-properties style:font-name="Droid Sans" fo:font-size="10pt" fo:font-weight="bold" officeooo:rsid="0028b2f2" officeooo:paragraph-rsid="0028b2f2"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style:font-name="Droid Sans" fo:font-size="10pt" fo:font-weight="bold" officeooo:rsid="0028b2f2" officeooo:paragraph-rsid="0035e4be"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Droid Sans" fo:font-size="10pt" fo:font-weight="bold" officeooo:rsid="0028b2f2" officeooo:paragraph-rsid="0072f407"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Droid Sans" fo:font-size="10pt" fo:font-weight="bold" officeooo:rsid="0028b2f2" officeooo:paragraph-rsid="00b1d38d"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Droid Sans" fo:font-size="10pt" fo:font-weight="bold" officeooo:rsid="00298881" officeooo:paragraph-rsid="00298881"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Droid Sans" fo:font-size="10pt" fo:font-weight="bold" officeooo:rsid="00298881" officeooo:paragraph-rsid="0035e4be"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Droid Sans" fo:font-size="10pt" fo:font-weight="bold" officeooo:rsid="00298881" officeooo:paragraph-rsid="0072f407"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Droid Sans" fo:font-size="10pt" fo:font-weight="bold" officeooo:rsid="00298881" officeooo:paragraph-rsid="00b1d38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Droid Sans" fo:font-size="10pt" fo:font-weight="bold" officeooo:rsid="002cb1b3" officeooo:paragraph-rsid="002cb1b3"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Droid Sans" fo:font-size="10pt" fo:font-weight="bold" officeooo:rsid="002cb1b3" officeooo:paragraph-rsid="0035e4be"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Droid Sans" fo:font-size="10pt" fo:font-weight="bold" officeooo:rsid="002cb1b3" officeooo:paragraph-rsid="0072f407"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Droid Sans" fo:font-size="10pt" fo:font-weight="bold" officeooo:rsid="002cb1b3" officeooo:paragraph-rsid="00b1d38d" style:font-size-asian="10pt" style:font-weight-asian="bold" style:font-size-complex="10pt" style:font-weight-complex="bold"/>
    </style:style>
    <style:style style:name="P61" style:family="paragraph" style:parent-style-name="Table_20_Contents">
      <style:text-properties fo:color="#666666" style:font-name="Droid Sans" fo:font-size="12pt" officeooo:rsid="0020e426" officeooo:paragraph-rsid="0035e4be" style:font-size-asian="12pt" style:font-size-complex="12pt"/>
    </style:style>
    <style:style style:name="P62" style:family="paragraph" style:parent-style-name="Table_20_Contents">
      <style:text-properties fo:color="#666666" style:font-name="Droid Sans" fo:font-size="12pt" officeooo:rsid="0020e426" officeooo:paragraph-rsid="0072f407" style:font-size-asian="12pt" style:font-size-complex="12pt"/>
    </style:style>
    <style:style style:name="P63" style:family="paragraph" style:parent-style-name="Table_20_Contents">
      <style:text-properties fo:color="#666666" style:font-name="Droid Sans" fo:font-size="12pt" officeooo:rsid="0020e426" officeooo:paragraph-rsid="00b1d38d" style:font-size-asian="12pt" style:font-size-complex="12pt"/>
    </style:style>
    <style:style style:name="P64"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0cffc" style:font-size-asian="12pt" style:font-style-asian="normal" style:font-weight-asian="bold" style:font-size-complex="12pt" style:font-style-complex="normal" style:font-weight-complex="bold"/>
    </style:style>
    <style:style style:name="P65"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5e4be"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72f407"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b1d38d" style:font-size-asian="12pt" style:font-style-asian="normal" style:font-weight-asian="bold" style:font-size-complex="12pt" style:font-style-complex="normal" style:font-weight-complex="bold"/>
    </style:style>
    <style:style style:name="P68" style:family="paragraph" style:parent-style-name="Table_20_Contents">
      <style:text-properties fo:color="#666666" style:font-name="Droid Sans" fo:font-size="12pt" fo:font-weight="bold" officeooo:rsid="0020e426" officeooo:paragraph-rsid="0020e426"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20e426"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35e4be"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72f407"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b1d38d" style:font-size-asian="10pt" style:font-weight-asian="bold" style:font-size-complex="10pt" style:font-weight-complex="bold"/>
    </style:style>
    <style:style style:name="P73" style:family="paragraph" style:parent-style-name="Standard">
      <style:paragraph-properties fo:break-before="page"/>
      <style:text-properties style:font-name="Droid Sans" fo:font-size="16pt" fo:font-weight="bold" officeooo:rsid="001f0e6b" officeooo:paragraph-rsid="00794259" style:font-size-asian="16pt" style:font-weight-asian="bold" style:font-size-complex="16pt" style:font-weight-complex="bold"/>
    </style:style>
    <style:style style:name="P74" style:family="paragraph" style:parent-style-name="Standard">
      <style:paragraph-properties fo:break-before="page"/>
      <style:text-properties style:font-name="Droid Sans" fo:font-size="16pt" fo:font-weight="bold" officeooo:rsid="001f0e6b" officeooo:paragraph-rsid="00b1d38d" style:font-size-asian="16pt" style:font-weight-asian="bold" style:font-size-complex="16pt" style:font-weight-complex="bold"/>
    </style:style>
    <style:style style:name="P75"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13d3b6" style:font-size-asian="10pt" style:language-asian="fr" style:country-asian="FR" style:font-style-asian="normal" style:font-weight-asian="normal" style:font-name-complex="Arial1" style:font-size-complex="10pt"/>
    </style:style>
    <style:style style:name="P76"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77"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72f407" style:font-size-asian="10pt" style:language-asian="fr" style:country-asian="FR" style:font-style-asian="normal" style:font-weight-asian="normal" style:font-name-complex="Arial1" style:font-size-complex="10pt"/>
    </style:style>
    <style:style style:name="P78"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b1d38d" style:font-size-asian="10pt" style:language-asian="fr" style:country-asian="FR" style:font-style-asian="normal" style:font-weight-asian="normal" style:font-name-complex="Arial1" style:font-size-complex="10pt"/>
    </style:style>
    <style:style style:name="P79" style:family="paragraph" style:parent-style-name="titre" style:list-style-name="L3">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80"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1cce6a" style:font-size-asian="10pt" style:language-asian="fr" style:country-asian="FR" style:font-style-asian="normal" style:font-weight-asian="normal" style:font-name-complex="Arial1" style:font-size-complex="10pt"/>
    </style:style>
    <style:style style:name="P81"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35e4be" style:font-size-asian="10pt" style:language-asian="fr" style:country-asian="FR" style:font-style-asian="normal" style:font-weight-asian="normal" style:font-name-complex="Arial1" style:font-size-complex="10pt"/>
    </style:style>
    <style:style style:name="P82"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72f407" style:font-size-asian="10pt" style:language-asian="fr" style:country-asian="FR" style:font-style-asian="normal" style:font-weight-asian="normal" style:font-name-complex="Arial1" style:font-size-complex="10pt"/>
    </style:style>
    <style:style style:name="P83"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b1d38d" style:font-size-asian="10pt" style:language-asian="fr" style:country-asian="FR" style:font-style-asian="normal" style:font-weight-asian="normal" style:font-name-complex="Arial1" style:font-size-complex="10pt"/>
    </style:style>
    <style:style style:name="P84" style:family="paragraph" style:parent-style-name="titre" style:list-style-name="L2">
      <style:paragraph-properties fo:text-align="start" style:justify-single-word="false"/>
      <style:text-properties style:font-name="Droid Sans" fo:font-size="10pt" fo:language="fr" fo:country="FR" fo:font-style="normal" fo:font-weight="normal" officeooo:rsid="002212c4" officeooo:paragraph-rsid="002212c4" style:font-size-asian="10pt" style:language-asian="fr" style:country-asian="FR" style:font-style-asian="normal" style:font-weight-asian="normal" style:font-name-complex="Arial1" style:font-size-complex="10pt"/>
    </style:style>
    <style:style style:name="P85" style:family="paragraph" style:parent-style-name="titre" style:list-style-name="L4">
      <style:paragraph-properties fo:text-align="start" style:justify-single-word="false"/>
      <style:text-properties style:font-name="Droid Sans" fo:font-size="10pt" fo:language="fr" fo:country="FR" fo:font-style="normal" fo:font-weight="normal" officeooo:rsid="0037060f" officeooo:paragraph-rsid="0037060f" style:font-size-asian="10pt" style:language-asian="fr" style:country-asian="FR" style:font-style-asian="normal" style:font-weight-asian="normal" style:font-name-complex="Arial1" style:font-size-complex="10pt"/>
    </style:style>
    <style:style style:name="P86"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238de" officeooo:paragraph-rsid="005238de" style:font-size-asian="10pt" style:language-asian="fr" style:country-asian="FR" style:font-style-asian="normal" style:font-weight-asian="normal" style:font-name-complex="Arial1" style:font-size-complex="10pt"/>
    </style:style>
    <style:style style:name="P87"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7939f" officeooo:paragraph-rsid="005b7f9f" style:font-size-asian="10pt" style:language-asian="fr" style:country-asian="FR" style:font-style-asian="normal" style:font-weight-asian="normal" style:font-name-complex="Arial1" style:font-size-complex="10pt"/>
    </style:style>
    <style:style style:name="P88"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ac5a3" officeooo:paragraph-rsid="005b7f9f" style:font-size-asian="10pt" style:language-asian="fr" style:country-asian="FR" style:font-style-asian="normal" style:font-weight-asian="normal" style:font-name-complex="Arial1" style:font-size-complex="10pt"/>
    </style:style>
    <style:style style:name="P89"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90"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699e5" officeooo:paragraph-rsid="006699e5" style:font-size-asian="10pt" style:language-asian="fr" style:country-asian="FR" style:font-style-asian="normal" style:font-weight-asian="normal" style:font-name-complex="Arial1" style:font-size-complex="10pt"/>
    </style:style>
    <style:style style:name="P91"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86a64" officeooo:paragraph-rsid="00686a64" style:font-size-asian="10pt" style:language-asian="fr" style:country-asian="FR" style:font-style-asian="normal" style:font-weight-asian="normal" style:font-name-complex="Arial1" style:font-size-complex="10pt"/>
    </style:style>
    <style:style style:name="P92"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5f8f7d" officeooo:paragraph-rsid="005f8f7d" style:font-size-asian="10pt" style:language-asian="fr" style:country-asian="FR" style:font-style-asian="normal" style:font-weight-asian="normal" style:font-name-complex="Arial1" style:font-size-complex="10pt"/>
    </style:style>
    <style:style style:name="P93"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60e49b" officeooo:paragraph-rsid="0060e49b" style:font-size-asian="10pt" style:language-asian="fr" style:country-asian="FR" style:font-style-asian="normal" style:font-weight-asian="normal" style:font-name-complex="Arial1" style:font-size-complex="10pt"/>
    </style:style>
    <style:style style:name="P94"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77a5cd" style:font-size-asian="10pt" style:language-asian="fr" style:country-asian="FR" style:font-style-asian="normal" style:font-weight-asian="normal" style:font-name-complex="Arial1" style:font-size-complex="10pt"/>
    </style:style>
    <style:style style:name="P95"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b1d38d" style:font-size-asian="10pt" style:language-asian="fr" style:country-asian="FR" style:font-style-asian="normal" style:font-weight-asian="normal" style:font-name-complex="Arial1" style:font-size-complex="10pt"/>
    </style:style>
    <style:style style:name="P96" style:family="paragraph" style:parent-style-name="titre" style:list-style-name="L7">
      <style:paragraph-properties fo:text-align="start" style:justify-single-word="false"/>
      <style:text-properties style:font-name="Droid Sans" fo:font-size="10pt" fo:language="fr" fo:country="FR" fo:font-style="normal" fo:font-weight="normal" officeooo:rsid="004165bc" officeooo:paragraph-rsid="00753e58" style:font-size-asian="10pt" style:language-asian="fr" style:country-asian="FR" style:font-style-asian="normal" style:font-weight-asian="normal" style:font-name-complex="Arial1" style:font-size-complex="10pt"/>
    </style:style>
    <style:style style:name="P97" style:family="paragraph" style:parent-style-name="titre" style:list-style-name="L10">
      <style:paragraph-properties fo:text-align="start" style:justify-single-word="false"/>
      <style:text-properties style:font-name="Droid Sans" fo:font-size="10pt" fo:language="fr" fo:country="FR" fo:font-style="normal" fo:font-weight="normal" officeooo:rsid="004165bc" officeooo:paragraph-rsid="00b1d38d" style:font-size-asian="10pt" style:language-asian="fr" style:country-asian="FR" style:font-style-asian="normal" style:font-weight-asian="normal" style:font-name-complex="Arial1" style:font-size-complex="10pt"/>
    </style:style>
    <style:style style:name="P98" style:family="paragraph" style:parent-style-name="titre" style:list-style-name="L8">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99"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5f97c" officeooo:paragraph-rsid="0095f97c" style:font-size-asian="10pt" style:language-asian="fr" style:country-asian="FR" style:font-style-asian="normal" style:font-weight-asian="normal" style:font-name-complex="Arial1" style:font-size-complex="10pt"/>
    </style:style>
    <style:style style:name="P100"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765be" officeooo:paragraph-rsid="009765be" style:font-size-asian="10pt" style:language-asian="fr" style:country-asian="FR" style:font-style-asian="normal" style:font-weight-asian="normal" style:font-name-complex="Arial1" style:font-size-complex="10pt"/>
    </style:style>
    <style:style style:name="P101"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ea596" officeooo:paragraph-rsid="009ea596" style:font-size-asian="10pt" style:language-asian="fr" style:country-asian="FR" style:font-style-asian="normal" style:font-weight-asian="normal" style:font-name-complex="Arial1" style:font-size-complex="10pt"/>
    </style:style>
    <style:style style:name="P102"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103" style:family="paragraph" style:parent-style-name="titre" style:list-style-name="L1">
      <style:paragraph-properties fo:text-align="start" style:justify-single-word="false"/>
      <style:text-properties style:font-name="Droid Sans" fo:font-size="10pt" fo:language="fr" fo:country="FR" fo:font-style="normal" fo:font-weight="normal" officeooo:rsid="00b2dae7" officeooo:paragraph-rsid="00b2dae7" style:font-size-asian="10pt" style:language-asian="fr" style:country-asian="FR" style:font-style-asian="normal" style:font-weight-asian="normal" style:font-name-complex="Arial1" style:font-size-complex="10pt"/>
    </style:style>
    <style:style style:name="P104"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b725f7" officeooo:paragraph-rsid="00b725f7" style:font-size-asian="10pt" style:language-asian="fr" style:country-asian="FR" style:font-style-asian="normal" style:font-weight-asian="normal" style:font-name-complex="Arial1" style:font-size-complex="10pt"/>
    </style:style>
    <style:style style:name="P10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b1d38d" style:font-size-asian="10pt" style:language-asian="fr" style:country-asian="FR" style:font-style-asian="normal" style:font-weight-asian="normal" style:font-name-complex="Arial1" style:font-size-complex="10pt"/>
    </style:style>
    <style:style style:name="P106"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c34907" officeooo:paragraph-rsid="00c34907" style:font-size-asian="10pt" style:language-asian="fr" style:country-asian="FR" style:font-style-asian="normal" style:font-weight-asian="normal" style:font-name-complex="Arial1" style:font-size-complex="10pt"/>
    </style:style>
    <style:style style:name="P107"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c514dc" officeooo:paragraph-rsid="00c514dc" style:font-size-asian="10pt" style:language-asian="fr" style:country-asian="FR" style:font-style-asian="normal" style:font-weight-asian="normal" style:font-name-complex="Arial1" style:font-size-complex="10pt"/>
    </style:style>
    <style:style style:name="P108" style:family="paragraph" style:parent-style-name="titre">
      <style:paragraph-properties fo:text-align="start" style:justify-single-word="false" style:snap-to-layout-grid="false"/>
      <style:text-properties style:font-name="Droid Sans" fo:font-size="10pt" fo:language="fr" fo:country="FR" fo:font-style="normal" style:text-underline-style="solid" style:text-underline-width="auto" style:text-underline-color="font-color" fo:font-weight="normal" officeooo:rsid="00bbbba4" officeooo:paragraph-rsid="00bbbba4" style:font-size-asian="10pt" style:language-asian="fr" style:country-asian="FR" style:font-style-asian="normal" style:font-weight-asian="normal" style:font-name-complex="Arial1" style:font-size-complex="10pt"/>
    </style:style>
    <style:style style:name="P109" style:family="paragraph" style:parent-style-name="Table_20_Contents">
      <style:paragraph-properties fo:text-align="center" style:justify-single-word="false"/>
      <style:text-properties style:font-name="Droid Sans" fo:font-size="10pt" officeooo:rsid="007ae860" officeooo:paragraph-rsid="00b1d38d" style:font-size-asian="10pt" style:font-size-complex="10pt"/>
    </style:style>
    <style:style style:name="T1" style:family="text">
      <style:text-properties officeooo:rsid="001f0e6b"/>
    </style:style>
    <style:style style:name="T2" style:family="text">
      <style:text-properties officeooo:rsid="001f9a51"/>
    </style:style>
    <style:style style:name="T3" style:family="text">
      <style:text-properties officeooo:rsid="0020e426"/>
    </style:style>
    <style:style style:name="T4" style:family="text">
      <style:text-properties fo:language="fr" fo:country="FR" fo:font-style="normal" style:text-underline-style="none" style:language-asian="fr" style:country-asian="FR" style:font-style-asian="normal" style:font-name-complex="Arial1"/>
    </style:style>
    <style:style style:name="T5" style:family="text">
      <style:text-properties fo:language="fr" fo:country="FR" fo:font-style="normal" style:text-underline-style="none" officeooo:rsid="0037060f" style:language-asian="fr" style:country-asian="FR" style:font-style-asian="normal" style:font-name-complex="Arial1"/>
    </style:style>
    <style:style style:name="T6" style:family="text">
      <style:text-properties fo:font-weight="bold" style:font-weight-asian="bold" style:font-weight-complex="bold"/>
    </style:style>
    <style:style style:name="T7" style:family="text">
      <style:text-properties fo:font-weight="bold" officeooo:rsid="0037060f" style:font-weight-asian="bold" style:font-weight-complex="bold"/>
    </style:style>
    <style:style style:name="T8" style:family="text">
      <style:text-properties fo:font-weight="bold" officeooo:rsid="00b1d38d" style:font-weight-asian="bold" style:font-weight-complex="bold"/>
    </style:style>
    <style:style style:name="T9" style:family="text">
      <style:text-properties fo:font-weight="bold" officeooo:rsid="00b2dae7" style:font-weight-asian="bold" style:font-weight-complex="bold"/>
    </style:style>
    <style:style style:name="T10" style:family="text">
      <style:text-properties officeooo:rsid="003e2bb2"/>
    </style:style>
    <style:style style:name="T11" style:family="text">
      <style:text-properties officeooo:rsid="003ec450"/>
    </style:style>
    <style:style style:name="T12" style:family="text">
      <style:text-properties officeooo:rsid="003fa510"/>
    </style:style>
    <style:style style:name="T13" style:family="text">
      <style:text-properties officeooo:rsid="004165bc"/>
    </style:style>
    <style:style style:name="T14" style:family="text">
      <style:text-properties officeooo:rsid="00425e8d"/>
    </style:style>
    <style:style style:name="T15" style:family="text">
      <style:text-properties officeooo:rsid="0046f176"/>
    </style:style>
    <style:style style:name="T16" style:family="text">
      <style:text-properties officeooo:rsid="004abd62"/>
    </style:style>
    <style:style style:name="T17" style:family="text">
      <style:text-properties officeooo:rsid="00501e51"/>
    </style:style>
    <style:style style:name="T18" style:family="text">
      <style:text-properties officeooo:rsid="005061d8"/>
    </style:style>
    <style:style style:name="T19" style:family="text">
      <style:text-properties officeooo:rsid="0053d4fb"/>
    </style:style>
    <style:style style:name="T20" style:family="text">
      <style:text-properties officeooo:rsid="00565364"/>
    </style:style>
    <style:style style:name="T21" style:family="text">
      <style:text-properties officeooo:rsid="00571904"/>
    </style:style>
    <style:style style:name="T22" style:family="text">
      <style:text-properties officeooo:rsid="005c1e41"/>
    </style:style>
    <style:style style:name="T23" style:family="text">
      <style:text-properties officeooo:rsid="0065a1c8"/>
    </style:style>
    <style:style style:name="T24" style:family="text">
      <style:text-properties officeooo:rsid="0066aba7"/>
    </style:style>
    <style:style style:name="T25" style:family="text">
      <style:text-properties officeooo:rsid="006a2704"/>
    </style:style>
    <style:style style:name="T26" style:family="text">
      <style:text-properties officeooo:rsid="006fe2c7"/>
    </style:style>
    <style:style style:name="T27" style:family="text">
      <style:text-properties officeooo:rsid="0070eb21"/>
    </style:style>
    <style:style style:name="T28" style:family="text">
      <style:text-properties officeooo:rsid="00753e58"/>
    </style:style>
    <style:style style:name="T29" style:family="text">
      <style:text-properties officeooo:rsid="007815e2"/>
    </style:style>
    <style:style style:name="T30" style:family="text">
      <style:text-properties officeooo:rsid="007ee0fe"/>
    </style:style>
    <style:style style:name="T31" style:family="text">
      <style:text-properties officeooo:rsid="0081f5aa"/>
    </style:style>
    <style:style style:name="T32" style:family="text">
      <style:text-properties officeooo:rsid="0084b06d"/>
    </style:style>
    <style:style style:name="T33" style:family="text">
      <style:text-properties officeooo:rsid="00894c9b"/>
    </style:style>
    <style:style style:name="T34" style:family="text">
      <style:text-properties officeooo:rsid="008ac48d"/>
    </style:style>
    <style:style style:name="T35" style:family="text">
      <style:text-properties officeooo:rsid="008e906e"/>
    </style:style>
    <style:style style:name="T36" style:family="text">
      <style:text-properties officeooo:rsid="0091daac"/>
    </style:style>
    <style:style style:name="T37" style:family="text">
      <style:text-properties officeooo:rsid="009765be"/>
    </style:style>
    <style:style style:name="T38" style:family="text">
      <style:text-properties officeooo:rsid="00990f0b"/>
    </style:style>
    <style:style style:name="T39" style:family="text">
      <style:text-properties officeooo:rsid="009b08de"/>
    </style:style>
    <style:style style:name="T40" style:family="text">
      <style:text-properties officeooo:rsid="00a43959"/>
    </style:style>
    <style:style style:name="T41" style:family="text">
      <style:text-properties officeooo:rsid="00aa3740"/>
    </style:style>
    <style:style style:name="T42" style:family="text">
      <style:text-properties officeooo:rsid="00b2fdc4"/>
    </style:style>
    <style:style style:name="T43" style:family="text">
      <style:text-properties officeooo:rsid="00b4610c"/>
    </style:style>
    <style:style style:name="T44" style:family="text">
      <style:text-properties officeooo:rsid="00b784e7"/>
    </style:style>
    <style:style style:name="T45" style:family="text">
      <style:text-properties officeooo:rsid="00b91671"/>
    </style:style>
    <style:style style:name="T46" style:family="text">
      <style:text-properties officeooo:rsid="00b9d040"/>
    </style:style>
    <style:style style:name="T47" style:family="text">
      <style:text-properties officeooo:rsid="00ba349d"/>
    </style:style>
    <style:style style:name="T48" style:family="text">
      <style:text-properties officeooo:rsid="00bd8559"/>
    </style:style>
    <style:style style:name="T49" style:family="text">
      <style:text-properties officeooo:rsid="00bf0d1e"/>
    </style:style>
    <style:style style:name="T50" style:family="text">
      <style:text-properties officeooo:rsid="00c0493a"/>
    </style:style>
    <style:style style:name="T51" style:family="text">
      <style:text-properties officeooo:rsid="00c3d237"/>
    </style:style>
    <style:style style:name="T52" style:family="text">
      <style:text-properties officeooo:rsid="00c6a8b4"/>
    </style:style>
    <style:style style:name="T53" style:family="text">
      <style:text-properties officeooo:rsid="00cc11c8"/>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9">Comptes-Rendus des réunions de travail</text:p>
      <text:p text:style-name="P29"/>
      <text:p text:style-name="P29"/>
      <table:table table:name="CR1" table:style-name="CR1">
        <table:table-column table:style-name="CR1.A"/>
        <table:table-column table:style-name="CR1.B"/>
        <table:table-column table:style-name="CR1.A"/>
        <table:table-row>
          <table:table-cell table:style-name="CR1.A1" table:number-columns-spanned="3" office:value-type="string">
            <text:p text:style-name="P68">Réunion n°1 :</text:p>
          </table:table-cell>
          <table:covered-table-cell/>
          <table:covered-table-cell/>
        </table:table-row>
        <table:table-row>
          <table:table-cell table:style-name="CR1.A2" office:value-type="string">
            <text:p text:style-name="P69">Lieu et Date</text:p>
          </table:table-cell>
          <table:table-cell table:style-name="CR1.B3" table:number-columns-spanned="2" office:value-type="string">
            <text:p text:style-name="P34">U<text:span text:style-name="T3">niversité de Rouen, le 14/10/2016</text:span></text:p>
          </table:table-cell>
          <table:covered-table-cell/>
        </table:table-row>
        <table:table-row>
          <table:table-cell table:style-name="CR1.A3" office:value-type="string">
            <text:p text:style-name="P24">Membres présents</text:p>
            <text:list xml:id="list1733378950155144243" text:style-name="L1">
              <text:list-item>
                <text:p text:style-name="P75">Baudin Jordan</text:p>
              </text:list-item>
              <text:list-item>
                <text:p text:style-name="P75">Caron Franck</text:p>
              </text:list-item>
              <text:list-item>
                <text:p text:style-name="P75">Gille Nicolas</text:p>
              </text:list-item>
              <text:list-item>
                <text:p text:style-name="P75">Leplumey Camille</text:p>
              </text:list-item>
              <text:list-item>
                <text:p text:style-name="P75">Pommier Grégoire</text:p>
              </text:list-item>
              <text:list-item>
                <text:p text:style-name="P75">Rabou Khalid <text:span text:style-name="T29">(1h)</text:span></text:p>
                <text:p text:style-name="P80"/>
              </text:list-item>
            </text:list>
          </table:table-cell>
          <table:table-cell table:style-name="CR1.B3" table:number-columns-spanned="2" office:value-type="string">
            <text:p text:style-name="P20">Intervenants</text:p>
            <text:list xml:id="list3398831740627842163" text:style-name="L2">
              <text:list-item>
                <text:p text:style-name="P84"><text:span text:style-name="T13">Mr. </text:span>Karim Abdellah-Godard</text:p>
              </text:list-item>
            </text:list>
          </table:table-cell>
          <table:covered-table-cell/>
        </table:table-row>
        <table:table-row>
          <table:table-cell table:style-name="CR1.A2" office:value-type="string">
            <text:p text:style-name="P49">Résumé par</text:p>
          </table:table-cell>
          <table:table-cell table:style-name="CR1.A2" office:value-type="string">
            <text:p text:style-name="P57">Horaire de la réunion</text:p>
          </table:table-cell>
          <table:table-cell table:style-name="CR1.C4" office:value-type="string">
            <text:p text:style-name="P53">Référence</text:p>
          </table:table-cell>
        </table:table-row>
        <table:table-row>
          <table:table-cell table:style-name="CR1.A5" office:value-type="string">
            <text:p text:style-name="P38">Caron Franck</text:p>
          </table:table-cell>
          <table:table-cell table:style-name="CR1.B5" office:value-type="string">
            <text:p text:style-name="P43">09h00 → 12h00</text:p>
          </table:table-cell>
          <table:table-cell table:style-name="CR1.C5" office:value-type="string">
            <text:p text:style-name="P39">R001</text:p>
          </table:table-cell>
        </table:table-row>
        <table:table-row>
          <table:table-cell table:style-name="CR1.C4" table:number-columns-spanned="3" office:value-type="string">
            <text:p text:style-name="P64">Récapitulatif</text:p>
          </table:table-cell>
          <table:covered-table-cell/>
          <table:covered-table-cell/>
        </table:table-row>
        <table:table-row table:style-name="CR1.7">
          <table:table-cell table:style-name="CR1.A7" table:number-columns-spanned="3" office:value-type="string">
            <text:p text:style-name="P4">Première réunion avec l’équipe du projet SmartLogger. </text:p>
            <text:p text:style-name="P4"/>
            <text:p text:style-name="P4">Durant la première moitié de la séance, nous avons eu nos premières discussions sur la marche à suivre et sur l’organisation au sein de l’équipe :</text:p>
            <text:list xml:id="list8583547401569536693" text:style-name="L3">
              <text:list-item>
                <text:p text:style-name="P79">Sélection du chef d’équipe : Franck.</text:p>
              </text:list-item>
              <text:list-item>
                <text:p text:style-name="P79">Sélection de technologies de contact, pour améliorer les communications en interne (Slack, Discord).</text:p>
              </text:list-item>
              <text:list-item>
                <text:p text:style-name="P79">Mise en commun des coordonnées des membres de l’équipe.</text:p>
              </text:list-item>
              <text:list-item>
                <text:p text:style-name="P79">Création d’un dépôt GIT, associé au projet.</text:p>
              </text:list-item>
            </text:list>
            <text:p text:style-name="P4"/>
            <text:p text:style-name="P4">Sur la seconde moitié de la séance, nous avons démarré l’écriture de la STB. Nous avons étudié le sujet afin d’en ressortir les différents aspects, et effectué un brainstorming pour identifier le besoin client, les fonctions principales devant être réalisées par le produit final, etc.</text:p>
          </table:table-cell>
          <table:covered-table-cell/>
          <table:covered-table-cell/>
        </table:table-row>
      </table:table>
      <text:p text:style-name="P30"><text:line-break/><text:soft-page-break/></text:p>
      <table:table table:name="Tableau1" table:style-name="Tableau1">
        <table:table-column table:style-name="Tableau1.A"/>
        <table:table-column table:style-name="Tableau1.B"/>
        <table:table-column table:style-name="Tableau1.A"/>
        <table:table-row>
          <table:table-cell table:style-name="Tableau1.A1" table:number-columns-spanned="3" office:value-type="string">
            <text:p text:style-name="P61"><text:span text:style-name="T6">Réunion n°</text:span><text:span text:style-name="T7">2</text:span><text:span text:style-name="T6"> :</text:span></text:p>
          </table:table-cell>
          <table:covered-table-cell/>
          <table:covered-table-cell/>
        </table:table-row>
        <table:table-row>
          <table:table-cell table:style-name="Tableau1.A2" office:value-type="string">
            <text:p text:style-name="P70">Lieu et Date</text:p>
          </table:table-cell>
          <table:table-cell table:style-name="Tableau1.B3" table:number-columns-spanned="2" office:value-type="string">
            <text:p text:style-name="P35">U<text:span text:style-name="T3">niversité de Rouen, le 21/10/2016</text:span></text:p>
          </table:table-cell>
          <table:covered-table-cell/>
        </table:table-row>
        <table:table-row>
          <table:table-cell table:style-name="Tableau1.A3" office:value-type="string">
            <text:p text:style-name="P25"><text:span text:style-name="T5">Membres présent</text:span><text:span text:style-name="T4">s</text:span></text:p>
            <text:list xml:id="list194757403194389" text:continue-list="list1733378950155144243" text:style-name="L1">
              <text:list-item>
                <text:p text:style-name="P76">Caron Franck</text:p>
              </text:list-item>
              <text:list-item>
                <text:p text:style-name="P76">Gille Nicolas</text:p>
              </text:list-item>
              <text:list-item>
                <text:p text:style-name="P76">Leplumey Camille</text:p>
              </text:list-item>
              <text:list-item>
                <text:p text:style-name="P76">Pommier Grégoire</text:p>
              </text:list-item>
              <text:list-item>
                <text:p text:style-name="P76">Rabou Khalid</text:p>
                <text:p text:style-name="P81"/>
              </text:list-item>
            </text:list>
          </table:table-cell>
          <table:table-cell table:style-name="Tableau1.B3" table:number-columns-spanned="2" office:value-type="string">
            <text:p text:style-name="P21">Intervenants</text:p>
            <text:list xml:id="list835457780113147765" text:style-name="L4">
              <text:list-item>
                <text:p text:style-name="P85"><text:span text:style-name="T13">Mr. </text:span>Jonathan Germo<text:span text:style-name="T12">n</text:span>d</text:p>
              </text:list-item>
            </text:list>
          </table:table-cell>
          <table:covered-table-cell/>
        </table:table-row>
        <table:table-row>
          <table:table-cell table:style-name="Tableau1.A2" office:value-type="string">
            <text:p text:style-name="P50">Résumé par</text:p>
          </table:table-cell>
          <table:table-cell table:style-name="Tableau1.A2" office:value-type="string">
            <text:p text:style-name="P58">Horaire de la réunion</text:p>
          </table:table-cell>
          <table:table-cell table:style-name="Tableau1.C4" office:value-type="string">
            <text:p text:style-name="P54">Référence</text:p>
          </table:table-cell>
        </table:table-row>
        <table:table-row>
          <table:table-cell table:style-name="Tableau1.A5" office:value-type="string">
            <text:p text:style-name="P47">&lt;TO ADD&gt;</text:p>
          </table:table-cell>
          <table:table-cell table:style-name="Tableau1.B5" office:value-type="string">
            <text:p text:style-name="P44"><text:span text:style-name="T11">10</text:span>h00 → 1<text:span text:style-name="T11">1</text:span>h<text:span text:style-name="T11">3</text:span>0</text:p>
          </table:table-cell>
          <table:table-cell table:style-name="Tableau1.C5" office:value-type="string">
            <text:p text:style-name="P40">R00<text:span text:style-name="T11">2</text:span></text:p>
          </table:table-cell>
        </table:table-row>
        <table:table-row>
          <table:table-cell table:style-name="Tableau1.C4" table:number-columns-spanned="3" office:value-type="string">
            <text:p text:style-name="P65">Récapitulatif</text:p>
          </table:table-cell>
          <table:covered-table-cell/>
          <table:covered-table-cell/>
        </table:table-row>
        <table:table-row table:style-name="Tableau1.7">
          <table:table-cell table:style-name="Tableau1.A7" table:number-columns-spanned="3" office:value-type="string">
            <text:p text:style-name="P5"><text:span text:style-name="T14">Cette réunion permit de réaliser la p</text:span>remi<text:span text:style-name="T10">ère rencontre entre l'équipe de projet et le client.</text:span></text:p>
            <text:p text:style-name="P5"/>
            <text:p text:style-name="P6">Nous avons démarré par des formalités concernant l'organisation établie <text:span text:style-name="T15">(rôle de chacun, etc.)</text:span>, et les différents moyens mis en place, afin de faciliter la communication entre les acteurs du proje<text:span text:style-name="T16">t</text:span> (<text:span text:style-name="T16">n</text:span>otamment, via les applications Slack et Git).</text:p>
            <text:p text:style-name="P6"/>
            <text:p text:style-name="P7">Dès lors, nous avons <text:span text:style-name="T17">commencé par demander une explication plus approfondie du travail à réaliser : son contexte d'exécution, la façon dont il sera utilisé, les critères à respecter… Nous avons ainsi </text:span>évoqué divers sujets en rapport avec la définition du besoin, <text:span text:style-name="T18">ce qui nous a permis par la suite, de </text:span>pouvoir commencer la rédaction du document de Spécification Technique d<text:span text:style-name="T26">u</text:span> Besoin :</text:p>
            <text:list xml:id="list2697755405153190828" text:style-name="L5">
              <text:list-item>
                <text:p text:style-name="P86">Tout d'abord, l'application finale sera <text:span text:style-name="T19">utilisée </text:span>par l'entreprise cliente en interne, afin de pouvoir surveiller l'activité de leurs autres applications. De ce fait, l'application sera amenée à gérer des flux de données de taille raisonnable <text:span text:style-name="T20">(de l'ordre du Mo).</text:span></text:p>
              </text:list-item>
              <text:list-item>
                <text:p text:style-name="P87">Ces flux de données ne seront pas standardisés en une norme unique, il faudra donc s'adapter à différents formats d'entrée, <text:span text:style-name="T27">et faciliter les futures adaptations.</text:span></text:p>
              </text:list-item>
              <text:list-item>
                <text:p text:style-name="P88">De même, les algorithmes d'apprentissage du système pourront être remplacés, au cours de la vie du système. Il faudra donc opter pour une programmation très modulaire dans le but de faciliter toute modification « à chaud ».</text:p>
              </text:list-item>
              <text:list-item>
                <text:p text:style-name="P89"><text:span text:style-name="T22">Le logiciel</text:span> devra conserver TOUTES les données dont il aura effectué le traitement, <text:span text:style-name="T21">il faudra donc prévoir des solutions de stockage efficaces. Suite aux recommandations, nous nous orienterons vers l'emploi d'une base de données NoSQL.</text:span></text:p>
              </text:list-item>
              <text:list-item>
                <text:p text:style-name="P90">Ce dernier n'effectuera des alertes que si les analyses des données révèle une défaillance (équivalent à un Warning, ou une Erreur). L'ampleur de l'alerte dépendra du niveau de criticité de cette défaillance <text:span text:style-name="T24">(Échelle à définir ultérieurement par nos soins).</text:span></text:p>
              </text:list-item>
              <text:list-item>
                <text:p text:style-name="P91">Le système fonctionnera sur un serveur Linux (de type Apache Mesos) de l'entreprise. <text:span text:style-name="T25">Il devra être conçu de manière à pouvoir fonctionner sur de (très) longues périodes de fonctionnement (dans l'idéal, ce dernier ne devrait pas s'arrêter). Ses réponses seront à envoyer en temps-réel (ou presque, en notifiant de manière périodique toutes les n secondes).</text:span></text:p>
              </text:list-item>
            </text:list>
            <text:p text:style-name="P8"/>
            <text:p text:style-name="P9">Le client nous a également fait part des ses recommandations, à propos des technologies à utiliser :</text:p>
            <text:list xml:id="list6391309305112198667" text:style-name="L6">
              <text:list-item>
                <text:p text:style-name="P92">Pour l'interface utilisateur : Angular 2 (Réalisation), L.E.S.S (Affichage).</text:p>
              </text:list-item>
              <text:list-item>
                <text:p text:style-name="P93">Pour le mécanisme d'apprentissage du système : Bibliothèque Spark <text:span text:style-name="T23">+ Langage Scala</text:span></text:p>
              </text:list-item>
              <text:list-item>
                <text:p text:style-name="P93">Pour toute partie applicative : Utilisation du framework Spring Boot.</text:p>
              </text:list-item>
            </text:list>
            <text:p text:style-name="P10">Du fait que ses technologies sont connues par l'entreprise, et qu'il s'agisse de technologies à la fois récentes et efficaces, nous allons certainement opter pour ces technologies, lors de la future phase de réalisation.</text:p>
          </table:table-cell>
          <table:covered-table-cell/>
          <table:covered-table-cell/>
        </table:table-row>
      </table:table>
      <text:p text:style-name="P31"/>
      <text:p text:style-name="P73"/>
      <table:table table:name="Tableau2" table:style-name="Tableau2">
        <table:table-column table:style-name="Tableau2.A"/>
        <table:table-column table:style-name="Tableau2.B"/>
        <table:table-column table:style-name="Tableau2.A"/>
        <table:table-row>
          <table:table-cell table:style-name="Tableau2.A1" table:number-columns-spanned="3" office:value-type="string">
            <text:p text:style-name="P62"><text:span text:style-name="T6">Réunion n°</text:span><text:span text:style-name="T8">3</text:span><text:span text:style-name="T6"> :</text:span></text:p>
          </table:table-cell>
          <table:covered-table-cell/>
          <table:covered-table-cell/>
        </table:table-row>
        <table:table-row>
          <table:table-cell table:style-name="Tableau2.A2" office:value-type="string">
            <text:p text:style-name="P71">Lieu et Date</text:p>
          </table:table-cell>
          <table:table-cell table:style-name="Tableau2.B3" table:number-columns-spanned="2" office:value-type="string">
            <text:p text:style-name="P36">U<text:span text:style-name="T3">niversité de Rouen, le 04/11/2016</text:span></text:p>
          </table:table-cell>
          <table:covered-table-cell/>
        </table:table-row>
        <table:table-row>
          <table:table-cell table:style-name="Tableau2.A3" office:value-type="string">
            <text:p text:style-name="P26"><text:span text:style-name="T5">Membres présent</text:span><text:span text:style-name="T4">s</text:span></text:p>
            <text:list xml:id="list194757301347668" text:continue-list="list194757403194389" text:style-name="L1">
              <text:list-item>
                <text:p text:style-name="P94">Baudin Jordan</text:p>
              </text:list-item>
              <text:list-item>
                <text:p text:style-name="P94">Caron Franck</text:p>
              </text:list-item>
              <text:list-item>
                <text:p text:style-name="P77">Gille Nicolas</text:p>
              </text:list-item>
              <text:list-item>
                <text:p text:style-name="P77">Leplumey Camille</text:p>
              </text:list-item>
              <text:list-item>
                <text:p text:style-name="P77">Pommier Grégoire</text:p>
                <text:p text:style-name="P82"/>
              </text:list-item>
            </text:list>
          </table:table-cell>
          <table:table-cell table:style-name="Tableau2.B3" table:number-columns-spanned="2" office:value-type="string">
            <text:p text:style-name="P22">Intervenants</text:p>
            <text:list xml:id="list2294410465492329669" text:style-name="L7">
              <text:list-item>
                <text:p text:style-name="P96">Mr. Karim Abdellah-Godard</text:p>
              </text:list-item>
            </text:list>
          </table:table-cell>
          <table:covered-table-cell/>
        </table:table-row>
        <table:table-row>
          <table:table-cell table:style-name="Tableau2.A2" office:value-type="string">
            <text:p text:style-name="P51">Résumé par</text:p>
          </table:table-cell>
          <table:table-cell table:style-name="Tableau2.A2" office:value-type="string">
            <text:p text:style-name="P59">Horaire de la réunion</text:p>
          </table:table-cell>
          <table:table-cell table:style-name="Tableau2.C4" office:value-type="string">
            <text:p text:style-name="P55">Référence</text:p>
          </table:table-cell>
        </table:table-row>
        <table:table-row>
          <table:table-cell table:style-name="Tableau2.A5" office:value-type="string">
            <text:p text:style-name="P48">Caron Franck</text:p>
          </table:table-cell>
          <table:table-cell table:style-name="Tableau2.B5" office:value-type="string">
            <text:p text:style-name="P45"><text:span text:style-name="T28">9</text:span>h00 → 1<text:span text:style-name="T28">2</text:span>h<text:span text:style-name="T28">0</text:span>0</text:p>
          </table:table-cell>
          <table:table-cell table:style-name="Tableau2.C5" office:value-type="string">
            <text:p text:style-name="P41">R00<text:span text:style-name="T28">3</text:span></text:p>
          </table:table-cell>
        </table:table-row>
        <table:table-row>
          <table:table-cell table:style-name="Tableau2.C4" table:number-columns-spanned="3" office:value-type="string">
            <text:p text:style-name="P66">Récapitulatif</text:p>
          </table:table-cell>
          <table:covered-table-cell/>
          <table:covered-table-cell/>
        </table:table-row>
        <table:table-row table:style-name="Tableau2.7">
          <table:table-cell table:style-name="Tableau2.A7" table:number-columns-spanned="3" office:value-type="string">
            <text:p text:style-name="P11">Deuxième réunion dans le cadre du TP de Gestion de Projets. Afin de préparer la séance, nous avions rédigé la première version de notre document de Spécification Technique des Besoins.</text:p>
            <text:p text:style-name="P11"/>
            <text:p text:style-name="P11">Ainsi, Mr. Abdellah-Godard nous a fait part de <text:span text:style-name="T34">se</text:span>s conseils et critiques à propos du document, dans le but de pouvoir faciliter son amélioration future :</text:p>
            <text:list xml:id="list7892216213608967175" text:style-name="L8">
              <text:list-item>
                <text:p text:style-name="P98">Améliorer la définition des exigences en vérifiant que chacune est mesurable.</text:p>
              </text:list-item>
              <text:list-item>
                <text:p text:style-name="P98"><text:span text:style-name="T30">Décrire</text:span> <text:span text:style-name="T30">de manière encore plus précise </text:span>les cas d’utilisation.</text:p>
              </text:list-item>
            </text:list>
            <text:p text:style-name="P13"/>
            <text:p text:style-name="P14">Nous avons ensuite démarré <text:span text:style-name="T31">la rédaction de notre Document d’Architecture Logicielle.</text:span></text:p>
            <text:p text:style-name="P15">A cet effet, nous avons commencé par schématiser le fonctionnement <text:span text:style-name="T32">du logiciel selon les cas d’utilisation définies au préalables par la STB.</text:span></text:p>
            <text:p text:style-name="P16">Nous avons alors dégagé des cas systèmes alternatifs (<text:span text:style-name="T35">e.g : </text:span>gestion des données invalides) <text:span text:style-name="T33">qui augmentent la documentation pré-établie.</text:span></text:p>
            <text:p text:style-name="P17">Dès lors, nous avons compartimenté <text:span text:style-name="T36">les </text:span>diff<text:span text:style-name="T36">é</text:span>rentes fonctionnalités au sein de modules afin de respecter au maximum les différents critères de modularité de notre projet :</text:p>
            <text:list xml:id="list1095661673517506163" text:style-name="L9">
              <text:list-item>
                <text:p text:style-name="P99"><text:span text:style-name="T6">Input</text:span> : <text:span text:style-name="T37">M</text:span>odule d’entrée de notre applicatif. Il se charge de la récupération des données <text:span text:style-name="T38">envoyés à notre système</text:span>, les adapte en un format unique et vérifie leur validité.</text:p>
              </text:list-item>
              <text:list-item>
                <text:p text:style-name="P100"><text:span text:style-name="T6">Output</text:span> : <text:span text:style-name="T39">Module de sortie. Il se charge d’effectuer les opérations d’alerte ou de redirection nécessaire, à l’issue du traitement d’un jeu de données.</text:span></text:p>
              </text:list-item>
              <text:list-item>
                <text:p text:style-name="P101"><text:span text:style-name="T6">Machine Learning</text:span> : Module comprenant la partie analytique de notre système. Ce module prendra en entrée des données valide.</text:p>
              </text:list-item>
              <text:list-item>
                <text:p text:style-name="P102"><text:span text:style-name="T6">Database </text:span>: Module de gestion de <text:span text:style-name="T40">la</text:span> base de données. <text:span text:style-name="T40">Contient l’intégralité des données ayant été manipulées par le systèmes (données traitées, données non traitées et données invalides).</text:span> </text:p>
              </text:list-item>
            </text:list>
            <text:p text:style-name="P18"/>
            <text:p text:style-name="P19">Ces modules correspondent à un schéma d’architecture de premier niveau, définissant les composants majeurs de notre système.</text:p>
            <text:p text:style-name="P19">Le travail futur à réaliser sera donc de préciser le contenu de ces modules. Puis de définir les principales fonctions de ces dernières. Nous pourrons alors finaliser la rédaction d<text:span text:style-name="T41">u</text:span> DAL.</text:p>
          </table:table-cell>
          <table:covered-table-cell/>
          <table:covered-table-cell/>
        </table:table-row>
      </table:table>
      <text:p text:style-name="P32"/>
      <text:p text:style-name="P74"/>
      <table:table table:name="Tableau3" table:style-name="Tableau3">
        <table:table-column table:style-name="Tableau3.A"/>
        <table:table-column table:style-name="Tableau3.B"/>
        <table:table-column table:style-name="Tableau3.A"/>
        <table:table-row>
          <table:table-cell table:style-name="Tableau3.A1" table:number-columns-spanned="3" office:value-type="string">
            <text:p text:style-name="P63"><text:span text:style-name="T6">Réunion n°</text:span><text:span text:style-name="T9">4</text:span><text:span text:style-name="T6"> :</text:span></text:p>
          </table:table-cell>
          <table:covered-table-cell/>
          <table:covered-table-cell/>
        </table:table-row>
        <table:table-row>
          <table:table-cell table:style-name="Tableau3.A2" office:value-type="string">
            <text:p text:style-name="P72">Lieu et Date</text:p>
          </table:table-cell>
          <table:table-cell table:style-name="Tableau3.B3" table:number-columns-spanned="2" office:value-type="string">
            <text:p text:style-name="P37">U<text:span text:style-name="T3">niversité de Rouen, le 18/11/2016</text:span></text:p>
          </table:table-cell>
          <table:covered-table-cell/>
        </table:table-row>
        <table:table-row>
          <table:table-cell table:style-name="Tableau3.A3" office:value-type="string">
            <text:p text:style-name="P27"><text:span text:style-name="T5">Membres présent</text:span><text:span text:style-name="T4">s</text:span></text:p>
            <text:list xml:id="list194757748261590" text:continue-list="list194757301347668" text:style-name="L1">
              <text:list-item>
                <text:p text:style-name="P95">Baudin Jordan</text:p>
              </text:list-item>
              <text:list-item>
                <text:p text:style-name="P95">Caron Franck</text:p>
              </text:list-item>
              <text:list-item>
                <text:p text:style-name="P78">Gille Nicolas</text:p>
              </text:list-item>
              <text:list-item>
                <text:p text:style-name="P78">Leplumey Camille</text:p>
              </text:list-item>
              <text:list-item>
                <text:p text:style-name="P78">Pommier Grégoire</text:p>
              </text:list-item>
              <text:list-item>
                <text:p text:style-name="P103">Rabou Khalid</text:p>
                <text:p text:style-name="P83"/>
              </text:list-item>
            </text:list>
          </table:table-cell>
          <table:table-cell table:style-name="Tableau3.B3" table:number-columns-spanned="2" office:value-type="string">
            <text:p text:style-name="P23">Intervenants</text:p>
            <text:list xml:id="list1375219595192872510" text:style-name="L10">
              <text:list-item>
                <text:p text:style-name="P97">Mr. Karim Abdellah-Godard</text:p>
              </text:list-item>
            </text:list>
          </table:table-cell>
          <table:covered-table-cell/>
        </table:table-row>
        <table:table-row>
          <table:table-cell table:style-name="Tableau3.A2" office:value-type="string">
            <text:p text:style-name="P52">Résumé par</text:p>
          </table:table-cell>
          <table:table-cell table:style-name="Tableau3.A2" office:value-type="string">
            <text:p text:style-name="P60">Horaire de la réunion</text:p>
          </table:table-cell>
          <table:table-cell table:style-name="Tableau3.C4" office:value-type="string">
            <text:p text:style-name="P56">Référence</text:p>
          </table:table-cell>
        </table:table-row>
        <table:table-row>
          <table:table-cell table:style-name="Tableau3.A5" office:value-type="string">
            <text:p text:style-name="P109">Caron Franck</text:p>
          </table:table-cell>
          <table:table-cell table:style-name="Tableau3.B5" office:value-type="string">
            <text:p text:style-name="P46"><text:span text:style-name="T28">9</text:span>h00 → 1<text:span text:style-name="T28">2</text:span>h<text:span text:style-name="T28">0</text:span>0</text:p>
          </table:table-cell>
          <table:table-cell table:style-name="Tableau3.C5" office:value-type="string">
            <text:p text:style-name="P42">R00<text:span text:style-name="T53">4</text:span></text:p>
          </table:table-cell>
        </table:table-row>
        <table:table-row>
          <table:table-cell table:style-name="Tableau3.C4" table:number-columns-spanned="3" office:value-type="string">
            <text:p text:style-name="P67">Récapitulatif</text:p>
          </table:table-cell>
          <table:covered-table-cell/>
          <table:covered-table-cell/>
        </table:table-row>
        <table:table-row table:style-name="Tableau3.7">
          <table:table-cell table:style-name="Tableau3.A7" table:number-columns-spanned="3" office:value-type="string">
            <text:p text:style-name="P12"><text:span text:style-name="T42">Troisièm</text:span>e réunion dans le cadre du TP de Gestion de Projets. Afin de préparer la séance, nous avions <text:span text:style-name="T43">augmenté </text:span>l<text:span text:style-name="T43">e contenu</text:span> de notre document de Spécification Technique des Besoins, <text:span text:style-name="T43">et réalisé une première version de notre Document d'Architecture Logicielle.</text:span></text:p>
            <text:p text:style-name="P12"/>
            <text:p text:style-name="P108"><text:span text:style-name="T50">Points abordés lors de la séance</text:span>:</text:p>
            <text:list xml:id="list3796254147474182415" text:style-name="L11">
              <text:list-item>
                <text:p text:style-name="P106">Conseils de <text:span text:style-name="T48">Mr. Godard </text:span>sur <text:span text:style-name="T51">le type d’interactions</text:span> <text:span text:style-name="T51">à adopter </text:span>avec le client.</text:p>
              </text:list-item>
              <text:list-item>
                <text:p text:style-name="P107">Désignation des groupes de recherches sur les différentes technologies à employer.</text:p>
              </text:list-item>
              <text:list-item>
                <text:p text:style-name="P104">Simplification de la STB <text:span text:style-name="T45">(car les schémas d'illustration s'avéraient bien trop techniques)</text:span></text:p>
              </text:list-item>
              <text:list-item>
                <text:p text:style-name="P104">Correctif<text:span text:style-name="T49">s divers</text:span> sur le DAL : <text:span text:style-name="T46">Format des diagrammes tels que l'ajout des acteurs externes et généralisation en couche du diagramme principale avec les technologies appliquées à chaque partie.</text:span></text:p>
              </text:list-item>
              <text:list-item>
                <text:p text:style-name="P104"><text:span text:style-name="T52">Explication sur la rédaction du </text:span>CdR <text:span text:style-name="T47">(Document de formalisation des procédures futures de tests)</text:span>.</text:p>
              </text:list-item>
            </text:list>
            <text:p text:style-name="P12"/>
            <text:p text:style-name="P12"/>
          </table:table-cell>
          <table:covered-table-cell/>
          <table:covered-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re" style:family="paragraph" style:parent-style-name="Standard">
      <style:paragraph-properties fo:text-align="center" style:justify-single-word="false"/>
      <style:text-properties fo:font-size="12pt" fo:font-style="italic" fo:font-weight="bold" style:font-size-asian="12pt" style:font-style-asian="italic"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officeooo:rsid="001c75b1" officeooo:paragraph-rsid="001c75b1" style:font-size-asian="12pt" style:font-size-complex="12pt"/>
    </style:style>
    <style:style style:name="MP2" style:family="paragraph" style:parent-style-name="Header">
      <style:text-properties fo:color="#ff3333" style:font-name="Arial" fo:font-size="12pt" officeooo:rsid="001c75b1" officeooo:paragraph-rsid="001c75b1" style:font-size-asian="12pt" style:font-size-complex="12pt"/>
    </style:style>
    <style:style style:name="MP3" style:family="paragraph" style:parent-style-name="Header">
      <style:text-properties officeooo:rsid="001c75b1" officeooo:paragraph-rsid="001c75b1"/>
    </style:style>
    <style:style style:name="MT1" style:family="text">
      <style:text-properties officeooo:rsid="001f0e6b"/>
    </style:style>
    <style:style style:name="MT2" style:family="text">
      <style:text-properties officeooo:rsid="001f9a51"/>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Master 1 GIL – Gestion de Projet<draw:frame draw:style-name="Mfr1" draw:name="logoUR" text:anchor-type="char" svg:x="11.943cm" svg:y="-0.039cm" svg:width="5.036cm" svg:height="1.455cm" draw:z-index="3"><draw:image xlink:href="Pictures/100000000000063D000001E9247F626A.jpg" xlink:type="simple" xlink:show="embed" xlink:actuate="onLoad"/></draw:frame></text:p>
        <text:p text:style-name="MP2">SmartLogger</text:p>
        <text:p text:style-name="MP1">Compte<text:span text:style-name="MT1">s</text:span>-rendu<text:span text:style-name="MT1">s</text:span> des réunions <text:span text:style-name="MT2">de travail</text:span></text:p>
        <text:p text:style-name="MP3">_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3:39:32.474444117</meta:creation-date>
    <meta:generator>LibreOffice/4.2.8.2$Linux_X86_64 LibreOffice_project/420m0$Build-2</meta:generator>
    <meta:editing-duration>PT14M24S</meta:editing-duration>
    <meta:editing-cycles>25</meta:editing-cycles>
    <dc:date>2016-12-01T19:47:57.150149494</dc:date>
    <meta:document-statistic meta:table-count="4" meta:image-count="1" meta:object-count="0" meta:page-count="4" meta:paragraph-count="126" meta:word-count="1207" meta:character-count="7572" meta:non-whitespace-character-count="6536"/>
  </office:meta>
</office:document-meta>
</file>